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1579984" text:id="ct151579984">
          <text:insertion>
            <office:change-info>
              <dc:creator>Gauthier Bastien</dc:creator>
              <dc:date>2012-03-16T14:35:00</dc:date>
            </office:change-info>
          </text:insertion>
        </text:changed-region>
        <text:changed-region xml:id="ct151580096" text:id="ct151580096">
          <text:insertion>
            <office:change-info>
              <dc:creator>Gauthier Bastien</dc:creator>
              <dc:date>2012-03-16T14:36:00</dc:date>
            </office:change-info>
          </text:insertion>
        </text:changed-region>
        <text:changed-region xml:id="ct151579696" text:id="ct151579696">
          <text:insertion>
            <office:change-info>
              <dc:creator>Gauthier Bastien</dc:creator>
              <dc:date>2012-03-16T14:36:00</dc:date>
            </office:change-info>
          </text:insertion>
        </text:changed-region>
        <text:changed-region xml:id="ct151717232" text:id="ct15171723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1724304" text:id="ct151724304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51715088" text:id="ct151715088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51743960" text:id="ct151743960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V. COMMISSION DE L'ADMINISTRATION GENERALE</text:p>
      <text:p text:style-name="P3">(<text:change-start text:change-id="ct151579984"/>self.utranslate("weekday_%s" % self.getPreMeetingDate_4().aDay().lower(), domain="plonelocales")<text:change-end text:change-id="ct151579984"/> <text:change-start text:change-id="ct151580096"/>tool.formatDate(self.getPreMeetingDate_4(), withHour=True)<text:change-end text:change-id="ct151580096"/>, <text:change-start text:change-id="ct151579696"/>self.getPreMeetingPlace_4()<text:change-end text:change-id="ct151579696"/>)</text:p>
      <text:p text:style-name="P4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tool.toHTMLStrikedContent(self.getPreMeetingAssembly_4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['commission-ag',], renumber=True)</text:span></text:p></office:annotation></text:span><text:change-start text:change-id="ct151717232"/><text:span text:style-name="T1">item[0]</text:span><text:change-end text:change-id="ct151717232"/><text:span text:style-name="T1">. </text:span><text:change-start text:change-id="ct151724304"/><text:span text:style-name="T1">item[1].Title()</text:span><text:change-end text:change-id="ct151724304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2">do text if </text:span><text:span text:style-name="T3">self.adapted().getPrintableItems(itemUids, categories=['commission-ag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2">do row for item in self.adapted().getPrintableItems(itemUids, categories=['commission-ag-1er-supplement',], renumber=True, firstNumber=len(</text:span><text:span text:style-name="T3">self.adapted().getPrintableItems(itemUids, categories=['commission-ag',], renumber=True)</text:span><text:span text:style-name="T2">)+1)</text:span></text:p></office:annotation></text:span><text:change-start text:change-id="ct151715088"/><text:span text:style-name="T1">item[0]</text:span><text:change-end text:change-id="ct151715088"/><text:span text:style-name="T1">. </text:span><text:change-start text:change-id="ct151743960"/><text:span text:style-name="T1">item[1].Title()</text:span><text:change-end text:change-id="ct15174396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2">do text</text:span></text:p><text:p text:style-name="P7"><text:span text:style-name="T2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24:30</dc:date>
    <dc:creator>Gauthier Bastien</dc:creator>
    <meta:editing-duration>PT3H12M9S</meta:editing-duration>
    <meta:editing-cycles>51</meta:editing-cycles>
    <meta:generator>LibreOffice/3.5$Linux_x86 LibreOffice_project/350m1$Build-2</meta:generator>
    <meta:document-statistic meta:table-count="2" meta:image-count="0" meta:object-count="0" meta:page-count="1" meta:paragraph-count="10" meta:word-count="33" meta:character-count="381" meta:non-whitespace-character-count="361"/>
  </office:meta>
</office:document-meta>
</file>